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7.487cm" svg:y="0.422cm">
            <draw:object draw:notify-on-update-of-ranges="Sheet1.A8:Sheet1.A16 Sheet1.B7:Sheet1.B7 Sheet1.B8:Sheet1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28cm" svg:y="10.916cm">
            <draw:object draw:notify-on-update-of-ranges="Sheet1.A27:Sheet1.A147 Sheet1.D26:Sheet1.D26 Sheet1.D27:Sheet1.D1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>
            <text:p>Measu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wor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mapping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2"/>
          <table:table-cell office:value-type="string" calcext:value-type="string">
            <text:p>world</text:p>
          </table:table-cell>
          <table:table-cell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formula="of:=([.B43]-[.B27])/([.A43]-[.A27])" office:value-type="float" office:value="0.875" calcext:value-type="float">
            <text:p>0,875</text:p>
          </table:table-cell>
          <table:table-cell table:formula="of:=ROUND([.B27]; 0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]+[.C$27]" office:value-type="float" office:value="0.875" calcext:value-type="float">
            <text:p>0,875</text:p>
          </table:table-cell>
          <table:table-cell/>
          <table:table-cell table:formula="of:=ROUND([.B28]; 0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[.C$27]" office:value-type="float" office:value="1.75" calcext:value-type="float">
            <text:p>1,75</text:p>
          </table:table-cell>
          <table:table-cell/>
          <table:table-cell table:formula="of:=ROUND([.B29]; 0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9]+[.C$27]" office:value-type="float" office:value="2.625" calcext:value-type="float">
            <text:p>2,625</text:p>
          </table:table-cell>
          <table:table-cell/>
          <table:table-cell table:formula="of:=ROUND([.B30]; 0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0]+[.C$27]" office:value-type="float" office:value="3.5" calcext:value-type="float">
            <text:p>3,5</text:p>
          </table:table-cell>
          <table:table-cell/>
          <table:table-cell table:formula="of:=ROUND([.B31]; 0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1]+[.C$27]" office:value-type="float" office:value="4.375" calcext:value-type="float">
            <text:p>4,375</text:p>
          </table:table-cell>
          <table:table-cell/>
          <table:table-cell table:formula="of:=ROUND([.B32]; 0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2]+[.C$27]" office:value-type="float" office:value="5.25" calcext:value-type="float">
            <text:p>5,25</text:p>
          </table:table-cell>
          <table:table-cell/>
          <table:table-cell table:formula="of:=ROUND([.B33]; 0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3]+[.C$27]" office:value-type="float" office:value="6.125" calcext:value-type="float">
            <text:p>6,125</text:p>
          </table:table-cell>
          <table:table-cell/>
          <table:table-cell table:formula="of:=ROUND([.B34]; 0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4]+[.C$27]" office:value-type="float" office:value="7" calcext:value-type="float">
            <text:p>7</text:p>
          </table:table-cell>
          <table:table-cell/>
          <table:table-cell table:formula="of:=ROUND([.B35]; 0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5]+[.C$27]" office:value-type="float" office:value="7.875" calcext:value-type="float">
            <text:p>7,875</text:p>
          </table:table-cell>
          <table:table-cell/>
          <table:table-cell table:formula="of:=ROUND([.B36]; 0)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6]+[.C$27]" office:value-type="float" office:value="8.75" calcext:value-type="float">
            <text:p>8,75</text:p>
          </table:table-cell>
          <table:table-cell/>
          <table:table-cell table:formula="of:=ROUND([.B37]; 0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7]+[.C$27]" office:value-type="float" office:value="9.625" calcext:value-type="float">
            <text:p>9,625</text:p>
          </table:table-cell>
          <table:table-cell/>
          <table:table-cell table:formula="of:=ROUND([.B38]; 0)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8]+[.C$27]" office:value-type="float" office:value="10.5" calcext:value-type="float">
            <text:p>10,5</text:p>
          </table:table-cell>
          <table:table-cell/>
          <table:table-cell table:formula="of:=ROUND([.B39]; 0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9]+[.C$27]" office:value-type="float" office:value="11.375" calcext:value-type="float">
            <text:p>11,375</text:p>
          </table:table-cell>
          <table:table-cell/>
          <table:table-cell table:formula="of:=ROUND([.B40]; 0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0]+[.C$27]" office:value-type="float" office:value="12.25" calcext:value-type="float">
            <text:p>12,25</text:p>
          </table:table-cell>
          <table:table-cell/>
          <table:table-cell table:formula="of:=ROUND([.B41]; 0)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1]+[.C$27]" office:value-type="float" office:value="13.125" calcext:value-type="float">
            <text:p>13,125</text:p>
          </table:table-cell>
          <table:table-cell/>
          <table:table-cell table:formula="of:=ROUND([.B42]; 0)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formula="of:=([.B59]-[.B43])/([.A59]-[.A43])" office:value-type="float" office:value="0.8125" calcext:value-type="float">
            <text:p>0,8125</text:p>
          </table:table-cell>
          <table:table-cell table:formula="of:=ROUND([.B43]; 0)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3]+[.C$43]" office:value-type="float" office:value="14.8125" calcext:value-type="float">
            <text:p>14,8125</text:p>
          </table:table-cell>
          <table:table-cell/>
          <table:table-cell table:formula="of:=ROUND([.B44]; 0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4]+[.C$43]" office:value-type="float" office:value="15.625" calcext:value-type="float">
            <text:p>15,625</text:p>
          </table:table-cell>
          <table:table-cell/>
          <table:table-cell table:formula="of:=ROUND([.B45]; 0)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5]+[.C$43]" office:value-type="float" office:value="16.4375" calcext:value-type="float">
            <text:p>16,4375</text:p>
          </table:table-cell>
          <table:table-cell/>
          <table:table-cell table:formula="of:=ROUND([.B46]; 0)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6]+[.C$43]" office:value-type="float" office:value="17.25" calcext:value-type="float">
            <text:p>17,25</text:p>
          </table:table-cell>
          <table:table-cell/>
          <table:table-cell table:formula="of:=ROUND([.B47]; 0)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7]+[.C$43]" office:value-type="float" office:value="18.0625" calcext:value-type="float">
            <text:p>18,0625</text:p>
          </table:table-cell>
          <table:table-cell/>
          <table:table-cell table:formula="of:=ROUND([.B48]; 0)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8]+[.C$43]" office:value-type="float" office:value="18.875" calcext:value-type="float">
            <text:p>18,875</text:p>
          </table:table-cell>
          <table:table-cell/>
          <table:table-cell table:formula="of:=ROUND([.B49]; 0)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9]+[.C$43]" office:value-type="float" office:value="19.6875" calcext:value-type="float">
            <text:p>19,6875</text:p>
          </table:table-cell>
          <table:table-cell/>
          <table:table-cell table:formula="of:=ROUND([.B50]; 0)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50]+[.C$43]" office:value-type="float" office:value="20.5" calcext:value-type="float">
            <text:p>20,5</text:p>
          </table:table-cell>
          <table:table-cell/>
          <table:table-cell table:formula="of:=ROUND([.B51]; 0)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51]+[.C$43]" office:value-type="float" office:value="21.3125" calcext:value-type="float">
            <text:p>21,3125</text:p>
          </table:table-cell>
          <table:table-cell/>
          <table:table-cell table:formula="of:=ROUND([.B52]; 0)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2]+[.C$43]" office:value-type="float" office:value="22.125" calcext:value-type="float">
            <text:p>22,125</text:p>
          </table:table-cell>
          <table:table-cell/>
          <table:table-cell table:formula="of:=ROUND([.B53]; 0)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3]+[.C$43]" office:value-type="float" office:value="22.9375" calcext:value-type="float">
            <text:p>22,9375</text:p>
          </table:table-cell>
          <table:table-cell/>
          <table:table-cell table:formula="of:=ROUND([.B54]; 0)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]+[.C$43]" office:value-type="float" office:value="23.75" calcext:value-type="float">
            <text:p>23,75</text:p>
          </table:table-cell>
          <table:table-cell/>
          <table:table-cell table:formula="of:=ROUND([.B55]; 0)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]+[.C$43]" office:value-type="float" office:value="24.5625" calcext:value-type="float">
            <text:p>24,5625</text:p>
          </table:table-cell>
          <table:table-cell/>
          <table:table-cell table:formula="of:=ROUND([.B56]; 0)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]+[.C$43]" office:value-type="float" office:value="25.375" calcext:value-type="float">
            <text:p>25,375</text:p>
          </table:table-cell>
          <table:table-cell/>
          <table:table-cell table:formula="of:=ROUND([.B57]; 0)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7]+[.C$43]" office:value-type="float" office:value="26.1875" calcext:value-type="float">
            <text:p>26,1875</text:p>
          </table:table-cell>
          <table:table-cell/>
          <table:table-cell table:formula="of:=ROUND([.B58]; 0)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formula="of:=([.B75]-[.B59])/([.A75]-[.A59])" office:value-type="float" office:value="1.0625" calcext:value-type="float">
            <text:p>1,0625</text:p>
          </table:table-cell>
          <table:table-cell table:formula="of:=ROUND([.B59]; 0)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59]+[.C$59]" office:value-type="float" office:value="28.0625" calcext:value-type="float">
            <text:p>28,0625</text:p>
          </table:table-cell>
          <table:table-cell/>
          <table:table-cell table:formula="of:=ROUND([.B60]; 0)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0]+[.C$59]" office:value-type="float" office:value="29.125" calcext:value-type="float">
            <text:p>29,125</text:p>
          </table:table-cell>
          <table:table-cell/>
          <table:table-cell table:formula="of:=ROUND([.B61]; 0)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1]+[.C$59]" office:value-type="float" office:value="30.1875" calcext:value-type="float">
            <text:p>30,1875</text:p>
          </table:table-cell>
          <table:table-cell/>
          <table:table-cell table:formula="of:=ROUND([.B62]; 0)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2]+[.C$59]" office:value-type="float" office:value="31.25" calcext:value-type="float">
            <text:p>31,25</text:p>
          </table:table-cell>
          <table:table-cell/>
          <table:table-cell table:formula="of:=ROUND([.B63]; 0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63]+[.C$59]" office:value-type="float" office:value="32.3125" calcext:value-type="float">
            <text:p>32,3125</text:p>
          </table:table-cell>
          <table:table-cell/>
          <table:table-cell table:formula="of:=ROUND([.B64]; 0)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64]+[.C$59]" office:value-type="float" office:value="33.375" calcext:value-type="float">
            <text:p>33,375</text:p>
          </table:table-cell>
          <table:table-cell/>
          <table:table-cell table:formula="of:=ROUND([.B65]; 0)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65]+[.C$59]" office:value-type="float" office:value="34.4375" calcext:value-type="float">
            <text:p>34,4375</text:p>
          </table:table-cell>
          <table:table-cell/>
          <table:table-cell table:formula="of:=ROUND([.B66]; 0)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66]+[.C$59]" office:value-type="float" office:value="35.5" calcext:value-type="float">
            <text:p>35,5</text:p>
          </table:table-cell>
          <table:table-cell/>
          <table:table-cell table:formula="of:=ROUND([.B67]; 0)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67]+[.C$59]" office:value-type="float" office:value="36.5625" calcext:value-type="float">
            <text:p>36,5625</text:p>
          </table:table-cell>
          <table:table-cell/>
          <table:table-cell table:formula="of:=ROUND([.B68]; 0)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68]+[.C$59]" office:value-type="float" office:value="37.625" calcext:value-type="float">
            <text:p>37,625</text:p>
          </table:table-cell>
          <table:table-cell/>
          <table:table-cell table:formula="of:=ROUND([.B69]; 0)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69]+[.C$59]" office:value-type="float" office:value="38.6875" calcext:value-type="float">
            <text:p>38,6875</text:p>
          </table:table-cell>
          <table:table-cell/>
          <table:table-cell table:formula="of:=ROUND([.B70]; 0)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70]+[.C$59]" office:value-type="float" office:value="39.75" calcext:value-type="float">
            <text:p>39,75</text:p>
          </table:table-cell>
          <table:table-cell/>
          <table:table-cell table:formula="of:=ROUND([.B71]; 0)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71]+[.C$59]" office:value-type="float" office:value="40.8125" calcext:value-type="float">
            <text:p>40,8125</text:p>
          </table:table-cell>
          <table:table-cell/>
          <table:table-cell table:formula="of:=ROUND([.B72]; 0)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72]+[.C$59]" office:value-type="float" office:value="41.875" calcext:value-type="float">
            <text:p>41,875</text:p>
          </table:table-cell>
          <table:table-cell/>
          <table:table-cell table:formula="of:=ROUND([.B73]; 0)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73]+[.C$59]" office:value-type="float" office:value="42.9375" calcext:value-type="float">
            <text:p>42,9375</text:p>
          </table:table-cell>
          <table:table-cell/>
          <table:table-cell table:formula="of:=ROUND([.B74]; 0)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formula="of:=([.B91]-[.B75])/([.A91]-[.A75])" office:value-type="float" office:value="1.1875" calcext:value-type="float">
            <text:p>1,1875</text:p>
          </table:table-cell>
          <table:table-cell table:formula="of:=ROUND([.B75]; 0)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5]+[.C$75]" office:value-type="float" office:value="45.1875" calcext:value-type="float">
            <text:p>45,1875</text:p>
          </table:table-cell>
          <table:table-cell/>
          <table:table-cell table:formula="of:=ROUND([.B76]; 0)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6]+[.C$75]" office:value-type="float" office:value="46.375" calcext:value-type="float">
            <text:p>46,375</text:p>
          </table:table-cell>
          <table:table-cell/>
          <table:table-cell table:formula="of:=ROUND([.B77]; 0)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]+[.C$75]" office:value-type="float" office:value="47.5625" calcext:value-type="float">
            <text:p>47,5625</text:p>
          </table:table-cell>
          <table:table-cell/>
          <table:table-cell table:formula="of:=ROUND([.B78]; 0)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8]+[.C$75]" office:value-type="float" office:value="48.75" calcext:value-type="float">
            <text:p>48,75</text:p>
          </table:table-cell>
          <table:table-cell/>
          <table:table-cell table:formula="of:=ROUND([.B79]; 0)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79]+[.C$75]" office:value-type="float" office:value="49.9375" calcext:value-type="float">
            <text:p>49,9375</text:p>
          </table:table-cell>
          <table:table-cell/>
          <table:table-cell table:formula="of:=ROUND([.B80]; 0)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0]+[.C$75]" office:value-type="float" office:value="51.125" calcext:value-type="float">
            <text:p>51,125</text:p>
          </table:table-cell>
          <table:table-cell/>
          <table:table-cell table:formula="of:=ROUND([.B81]; 0)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1]+[.C$75]" office:value-type="float" office:value="52.3125" calcext:value-type="float">
            <text:p>52,3125</text:p>
          </table:table-cell>
          <table:table-cell/>
          <table:table-cell table:formula="of:=ROUND([.B82]; 0)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82]+[.C$75]" office:value-type="float" office:value="53.5" calcext:value-type="float">
            <text:p>53,5</text:p>
          </table:table-cell>
          <table:table-cell/>
          <table:table-cell table:formula="of:=ROUND([.B83]; 0)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83]+[.C$75]" office:value-type="float" office:value="54.6875" calcext:value-type="float">
            <text:p>54,6875</text:p>
          </table:table-cell>
          <table:table-cell/>
          <table:table-cell table:formula="of:=ROUND([.B84]; 0)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84]+[.C$75]" office:value-type="float" office:value="55.875" calcext:value-type="float">
            <text:p>55,875</text:p>
          </table:table-cell>
          <table:table-cell/>
          <table:table-cell table:formula="of:=ROUND([.B85]; 0)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85]+[.C$75]" office:value-type="float" office:value="57.0625" calcext:value-type="float">
            <text:p>57,0625</text:p>
          </table:table-cell>
          <table:table-cell/>
          <table:table-cell table:formula="of:=ROUND([.B86]; 0)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86]+[.C$75]" office:value-type="float" office:value="58.25" calcext:value-type="float">
            <text:p>58,25</text:p>
          </table:table-cell>
          <table:table-cell/>
          <table:table-cell table:formula="of:=ROUND([.B87]; 0)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87]+[.C$75]" office:value-type="float" office:value="59.4375" calcext:value-type="float">
            <text:p>59,4375</text:p>
          </table:table-cell>
          <table:table-cell/>
          <table:table-cell table:formula="of:=ROUND([.B88]; 0)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88]+[.C$75]" office:value-type="float" office:value="60.625" calcext:value-type="float">
            <text:p>60,625</text:p>
          </table:table-cell>
          <table:table-cell/>
          <table:table-cell table:formula="of:=ROUND([.B89]; 0)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89]+[.C$75]" office:value-type="float" office:value="61.8125" calcext:value-type="float">
            <text:p>61,8125</text:p>
          </table:table-cell>
          <table:table-cell/>
          <table:table-cell table:formula="of:=ROUND([.B90]; 0)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formula="of:=([.B107]-[.B91])/([.A107]-[.A91])" office:value-type="float" office:value="1.9375" calcext:value-type="float">
            <text:p>1,9375</text:p>
          </table:table-cell>
          <table:table-cell table:formula="of:=ROUND([.B91]; 0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91]+[.C$91]" office:value-type="float" office:value="64.9375" calcext:value-type="float">
            <text:p>64,9375</text:p>
          </table:table-cell>
          <table:table-cell/>
          <table:table-cell table:formula="of:=ROUND([.B92]; 0)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92]+[.C$91]" office:value-type="float" office:value="66.875" calcext:value-type="float">
            <text:p>66,875</text:p>
          </table:table-cell>
          <table:table-cell/>
          <table:table-cell table:formula="of:=ROUND([.B93]; 0)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93]+[.C$91]" office:value-type="float" office:value="68.8125" calcext:value-type="float">
            <text:p>68,8125</text:p>
          </table:table-cell>
          <table:table-cell/>
          <table:table-cell table:formula="of:=ROUND([.B94]; 0)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94]+[.C$91]" office:value-type="float" office:value="70.75" calcext:value-type="float">
            <text:p>70,75</text:p>
          </table:table-cell>
          <table:table-cell/>
          <table:table-cell table:formula="of:=ROUND([.B95]; 0)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95]+[.C$91]" office:value-type="float" office:value="72.6875" calcext:value-type="float">
            <text:p>72,6875</text:p>
          </table:table-cell>
          <table:table-cell/>
          <table:table-cell table:formula="of:=ROUND([.B96]; 0)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6]+[.C$91]" office:value-type="float" office:value="74.625" calcext:value-type="float">
            <text:p>74,625</text:p>
          </table:table-cell>
          <table:table-cell/>
          <table:table-cell table:formula="of:=ROUND([.B97]; 0)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97]+[.C$91]" office:value-type="float" office:value="76.5625" calcext:value-type="float">
            <text:p>76,5625</text:p>
          </table:table-cell>
          <table:table-cell/>
          <table:table-cell table:formula="of:=ROUND([.B98]; 0)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98]+[.C$91]" office:value-type="float" office:value="78.5" calcext:value-type="float">
            <text:p>78,5</text:p>
          </table:table-cell>
          <table:table-cell/>
          <table:table-cell table:formula="of:=ROUND([.B99]; 0)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99]+[.C$91]" office:value-type="float" office:value="80.4375" calcext:value-type="float">
            <text:p>80,4375</text:p>
          </table:table-cell>
          <table:table-cell/>
          <table:table-cell table:formula="of:=ROUND([.B100]; 0)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0]+[.C$91]" office:value-type="float" office:value="82.375" calcext:value-type="float">
            <text:p>82,375</text:p>
          </table:table-cell>
          <table:table-cell/>
          <table:table-cell table:formula="of:=ROUND([.B101]; 0)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01]+[.C$91]" office:value-type="float" office:value="84.3125" calcext:value-type="float">
            <text:p>84,3125</text:p>
          </table:table-cell>
          <table:table-cell/>
          <table:table-cell table:formula="of:=ROUND([.B102]; 0)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02]+[.C$91]" office:value-type="float" office:value="86.25" calcext:value-type="float">
            <text:p>86,25</text:p>
          </table:table-cell>
          <table:table-cell/>
          <table:table-cell table:formula="of:=ROUND([.B103]; 0)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03]+[.C$91]" office:value-type="float" office:value="88.1875" calcext:value-type="float">
            <text:p>88,1875</text:p>
          </table:table-cell>
          <table:table-cell/>
          <table:table-cell table:formula="of:=ROUND([.B104]; 0)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04]+[.C$91]" office:value-type="float" office:value="90.125" calcext:value-type="float">
            <text:p>90,125</text:p>
          </table:table-cell>
          <table:table-cell/>
          <table:table-cell table:formula="of:=ROUND([.B105]; 0)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05]+[.C$91]" office:value-type="float" office:value="92.0625" calcext:value-type="float">
            <text:p>92,0625</text:p>
          </table:table-cell>
          <table:table-cell/>
          <table:table-cell table:formula="of:=ROUND([.B106]; 0)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94" calcext:value-type="float">
            <text:p>94</text:p>
          </table:table-cell>
          <table:table-cell table:formula="of:=([.B123]-[.B107])/([.A123]-[.A107])" office:value-type="float" office:value="3.125" calcext:value-type="float">
            <text:p>3,125</text:p>
          </table:table-cell>
          <table:table-cell table:formula="of:=ROUND([.B107]; 0)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07]+[.C$107]" office:value-type="float" office:value="97.125" calcext:value-type="float">
            <text:p>97,125</text:p>
          </table:table-cell>
          <table:table-cell/>
          <table:table-cell table:formula="of:=ROUND([.B108]; 0)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08]+[.C$107]" office:value-type="float" office:value="100.25" calcext:value-type="float">
            <text:p>100,25</text:p>
          </table:table-cell>
          <table:table-cell/>
          <table:table-cell table:formula="of:=ROUND([.B109]; 0)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09]+[.C$107]" office:value-type="float" office:value="103.375" calcext:value-type="float">
            <text:p>103,375</text:p>
          </table:table-cell>
          <table:table-cell/>
          <table:table-cell table:formula="of:=ROUND([.B110]; 0)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10]+[.C$107]" office:value-type="float" office:value="106.5" calcext:value-type="float">
            <text:p>106,5</text:p>
          </table:table-cell>
          <table:table-cell/>
          <table:table-cell table:formula="of:=ROUND([.B111]; 0)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11]+[.C$107]" office:value-type="float" office:value="109.625" calcext:value-type="float">
            <text:p>109,625</text:p>
          </table:table-cell>
          <table:table-cell/>
          <table:table-cell table:formula="of:=ROUND([.B112]; 0)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12]+[.C$107]" office:value-type="float" office:value="112.75" calcext:value-type="float">
            <text:p>112,75</text:p>
          </table:table-cell>
          <table:table-cell/>
          <table:table-cell table:formula="of:=ROUND([.B113]; 0)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13]+[.C$107]" office:value-type="float" office:value="115.875" calcext:value-type="float">
            <text:p>115,875</text:p>
          </table:table-cell>
          <table:table-cell/>
          <table:table-cell table:formula="of:=ROUND([.B114]; 0)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114]+[.C$107]" office:value-type="float" office:value="119" calcext:value-type="float">
            <text:p>119</text:p>
          </table:table-cell>
          <table:table-cell/>
          <table:table-cell table:formula="of:=ROUND([.B115]; 0)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115]+[.C$107]" office:value-type="float" office:value="122.125" calcext:value-type="float">
            <text:p>122,125</text:p>
          </table:table-cell>
          <table:table-cell/>
          <table:table-cell table:formula="of:=ROUND([.B116]; 0)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16]+[.C$107]" office:value-type="float" office:value="125.25" calcext:value-type="float">
            <text:p>125,25</text:p>
          </table:table-cell>
          <table:table-cell/>
          <table:table-cell table:formula="of:=ROUND([.B117]; 0)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117]+[.C$107]" office:value-type="float" office:value="128.375" calcext:value-type="float">
            <text:p>128,375</text:p>
          </table:table-cell>
          <table:table-cell/>
          <table:table-cell table:formula="of:=ROUND([.B118]; 0)"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118]+[.C$107]" office:value-type="float" office:value="131.5" calcext:value-type="float">
            <text:p>131,5</text:p>
          </table:table-cell>
          <table:table-cell/>
          <table:table-cell table:formula="of:=ROUND([.B119]; 0)"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119]+[.C$107]" office:value-type="float" office:value="134.625" calcext:value-type="float">
            <text:p>134,625</text:p>
          </table:table-cell>
          <table:table-cell/>
          <table:table-cell table:formula="of:=ROUND([.B120]; 0)"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20]+[.C$107]" office:value-type="float" office:value="137.75" calcext:value-type="float">
            <text:p>137,75</text:p>
          </table:table-cell>
          <table:table-cell/>
          <table:table-cell table:formula="of:=ROUND([.B121]; 0)"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21]+[.C$107]" office:value-type="float" office:value="140.875" calcext:value-type="float">
            <text:p>140,875</text:p>
          </table:table-cell>
          <table:table-cell/>
          <table:table-cell table:formula="of:=ROUND([.B122]; 0)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144" calcext:value-type="float">
            <text:p>144</text:p>
          </table:table-cell>
          <table:table-cell table:formula="of:=([.B139]-[.B123])/([.A139]-[.A123])" office:value-type="float" office:value="6.5625" calcext:value-type="float">
            <text:p>6,5625</text:p>
          </table:table-cell>
          <table:table-cell table:formula="of:=ROUND([.B123]; 0)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23]+[.C$123]" office:value-type="float" office:value="150.5625" calcext:value-type="float">
            <text:p>150,5625</text:p>
          </table:table-cell>
          <table:table-cell/>
          <table:table-cell table:formula="of:=ROUND([.B124]; 0)"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24]+[.C$123]" office:value-type="float" office:value="157.125" calcext:value-type="float">
            <text:p>157,125</text:p>
          </table:table-cell>
          <table:table-cell/>
          <table:table-cell table:formula="of:=ROUND([.B125]; 0)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25]+[.C$123]" office:value-type="float" office:value="163.6875" calcext:value-type="float">
            <text:p>163,6875</text:p>
          </table:table-cell>
          <table:table-cell/>
          <table:table-cell table:formula="of:=ROUND([.B126]; 0)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26]+[.C$123]" office:value-type="float" office:value="170.25" calcext:value-type="float">
            <text:p>170,25</text:p>
          </table:table-cell>
          <table:table-cell/>
          <table:table-cell table:formula="of:=ROUND([.B127]; 0)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27]+[.C$123]" office:value-type="float" office:value="176.8125" calcext:value-type="float">
            <text:p>176,8125</text:p>
          </table:table-cell>
          <table:table-cell/>
          <table:table-cell table:formula="of:=ROUND([.B128]; 0)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28]+[.C$123]" office:value-type="float" office:value="183.375" calcext:value-type="float">
            <text:p>183,375</text:p>
          </table:table-cell>
          <table:table-cell/>
          <table:table-cell table:formula="of:=ROUND([.B129]; 0)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29]+[.C$123]" office:value-type="float" office:value="189.9375" calcext:value-type="float">
            <text:p>189,9375</text:p>
          </table:table-cell>
          <table:table-cell/>
          <table:table-cell table:formula="of:=ROUND([.B130]; 0)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30]+[.C$123]" office:value-type="float" office:value="196.5" calcext:value-type="float">
            <text:p>196,5</text:p>
          </table:table-cell>
          <table:table-cell/>
          <table:table-cell table:formula="of:=ROUND([.B131]; 0)"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31]+[.C$123]" office:value-type="float" office:value="203.0625" calcext:value-type="float">
            <text:p>203,0625</text:p>
          </table:table-cell>
          <table:table-cell/>
          <table:table-cell table:formula="of:=ROUND([.B132]; 0)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32]+[.C$123]" office:value-type="float" office:value="209.625" calcext:value-type="float">
            <text:p>209,625</text:p>
          </table:table-cell>
          <table:table-cell/>
          <table:table-cell table:formula="of:=ROUND([.B133]; 0)"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33]+[.C$123]" office:value-type="float" office:value="216.1875" calcext:value-type="float">
            <text:p>216,1875</text:p>
          </table:table-cell>
          <table:table-cell/>
          <table:table-cell table:formula="of:=ROUND([.B134]; 0)"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34]+[.C$123]" office:value-type="float" office:value="222.75" calcext:value-type="float">
            <text:p>222,75</text:p>
          </table:table-cell>
          <table:table-cell/>
          <table:table-cell table:formula="of:=ROUND([.B135]; 0)"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35]+[.C$123]" office:value-type="float" office:value="229.3125" calcext:value-type="float">
            <text:p>229,3125</text:p>
          </table:table-cell>
          <table:table-cell/>
          <table:table-cell table:formula="of:=ROUND([.B136]; 0)"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36]+[.C$123]" office:value-type="float" office:value="235.875" calcext:value-type="float">
            <text:p>235,875</text:p>
          </table:table-cell>
          <table:table-cell/>
          <table:table-cell table:formula="of:=ROUND([.B137]; 0)"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37]+[.C$123]" office:value-type="float" office:value="242.4375" calcext:value-type="float">
            <text:p>242,4375</text:p>
          </table:table-cell>
          <table:table-cell/>
          <table:table-cell table:formula="of:=ROUND([.B138]; 0)"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49" calcext:value-type="float">
            <text:p>249</text:p>
          </table:table-cell>
          <table:table-cell table:formula="of:=([.B147]-[.B139])/([.A147]-[.A139])" office:value-type="float" office:value="14.625" calcext:value-type="float">
            <text:p>14,625</text:p>
          </table:table-cell>
          <table:table-cell table:formula="of:=ROUND([.B139]; 0)"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39]+[.C$139]" office:value-type="float" office:value="263.625" calcext:value-type="float">
            <text:p>263,625</text:p>
          </table:table-cell>
          <table:table-cell/>
          <table:table-cell table:formula="of:=ROUND([.B140]; 0)"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40]+[.C$139]" office:value-type="float" office:value="278.25" calcext:value-type="float">
            <text:p>278,25</text:p>
          </table:table-cell>
          <table:table-cell/>
          <table:table-cell table:formula="of:=ROUND([.B141]; 0)"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41]+[.C$139]" office:value-type="float" office:value="292.875" calcext:value-type="float">
            <text:p>292,875</text:p>
          </table:table-cell>
          <table:table-cell/>
          <table:table-cell table:formula="of:=ROUND([.B142]; 0)"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42]+[.C$139]" office:value-type="float" office:value="307.5" calcext:value-type="float">
            <text:p>307,5</text:p>
          </table:table-cell>
          <table:table-cell/>
          <table:table-cell table:formula="of:=ROUND([.B143]; 0)"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43]+[.C$139]" office:value-type="float" office:value="322.125" calcext:value-type="float">
            <text:p>322,125</text:p>
          </table:table-cell>
          <table:table-cell/>
          <table:table-cell table:formula="of:=ROUND([.B144]; 0)"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44]+[.C$139]" office:value-type="float" office:value="336.75" calcext:value-type="float">
            <text:p>336,75</text:p>
          </table:table-cell>
          <table:table-cell/>
          <table:table-cell table:formula="of:=ROUND([.B145]; 0)"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45]+[.C$139]" office:value-type="float" office:value="351.375" calcext:value-type="float">
            <text:p>351,375</text:p>
          </table:table-cell>
          <table:table-cell/>
          <table:table-cell table:formula="of:=ROUND([.B146]; 0)"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66" calcext:value-type="float">
            <text:p>366</text:p>
          </table:table-cell>
          <table:table-cell/>
          <table:table-cell table:formula="of:=ROUND([.B147]; 0)"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</table:table-row>
      </table:table>
      <table:named-expressions/>
      <table:database-ranges>
        <table:database-range table:name="__Anonymous_Sheet_DB__0" table:target-range-address="Sheet1.B8:Sheet1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t" fo:country="E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2:35:41.102000000</meta:creation-date>
    <dc:date>2016-11-28T13:12:17.799000000</dc:date>
    <meta:editing-duration>PT24M54S</meta:editing-duration>
    <meta:editing-cycles>4</meta:editing-cycles>
    <meta:generator>LibreOffice/4.2.5.2$Windows_x86 LibreOffice_project/61cb170a04bb1f12e77c884eab9192be736ec5f5</meta:generator>
    <meta:document-statistic meta:table-count="1" meta:cell-count="5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52cm" svg:y="4.198cm" style:legend-expansion="high" chart:style-name="ch2"/>
        <chart:plot-area chart:style-name="ch3" table:cell-range-address="Sheet1.A7:Sheet1.B16" chart:data-source-has-labels="both" svg:x="0.77cm" svg:y="0.855cm" svg:width="12.442cm" svg:height="6.994cm">
          <chartooo:coordinate-region svg:x="1.593cm" svg:y="1.057cm" svg:width="11.331cm" svg:height="6.139cm"/>
          <chart:axis chart:dimension="x" chart:name="primary-x" chart:style-name="ch4" chartooo:axis-type="auto">
            <chartooo:date-scale/>
            <chart:title svg:x="6.457cm" svg:y="8.029cm" chart:style-name="ch5">
              <text:p>screen</text:p>
            </chart:title>
            <chart:categories table:cell-range-address="Sheet1.A8:Sheet1.A16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8:Sheet1.B16" chart:label-cell-address="Sheet1.B7:Sheet1.B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8:Sheet1.A16</svg:desc>
                </draw:g>
              </table:table-cell>
              <table:table-cell office:value-type="float" office:value="0">
                <text:p>0</text:p>
                <draw:g>
                  <svg:desc>Sheet1.B8:Sheet1.B1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41cm" svg:y="4.198cm" style:legend-expansion="high" chart:style-name="ch2"/>
        <chart:plot-area chart:style-name="ch3" table:cell-range-address="Sheet1.A27:Sheet1.A147 Sheet1.D26:Sheet1.D147" chart:data-source-has-labels="both" svg:x="0.77cm" svg:y="0.855cm" svg:width="13.031cm" svg:height="6.994cm">
          <chartooo:coordinate-region svg:x="1.593cm" svg:y="1.057cm" svg:width="12.114cm" svg:height="5.853cm"/>
          <chart:axis chart:dimension="x" chart:name="primary-x" chart:style-name="ch4" chartooo:axis-type="auto">
            <chartooo:date-scale/>
            <chart:title svg:x="6.751cm" svg:y="8.029cm" chart:style-name="ch5">
              <text:p>screen</text:p>
            </chart:title>
            <chart:categories table:cell-range-address="Sheet1.A27:Sheet1.A1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7:Sheet1.D147" chart:label-cell-address="Sheet1.D26:Sheet1.D26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7:Sheet1.A147</svg:desc>
                </draw:g>
              </table:table-cell>
              <table:table-cell office:value-type="float" office:value="0">
                <text:p>0</text:p>
                <draw:g>
                  <svg:desc>Sheet1.D27:Sheet1.D14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